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Revis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ectoryRevis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Revision.getContentPath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irectoryRevision.findLibrary( String lib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irectoryRevision.getManifestHe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irectoryRevision.DirectoryRevision( Logger logger , File revisionRootDir ,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